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2" style:family="paragraph" style:parent-style-name="Standard">
      <style:text-properties fo:font-size="7pt" officeooo:paragraph-rsid="01166255" style:font-size-asian="6.09999990463257pt" style:font-size-complex="7pt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88032f0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2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2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2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30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31" style:family="paragraph" style:parent-style-name="Standard">
      <style:text-properties officeooo:paragraph-rsid="08a6391a"/>
    </style:style>
    <style:style style:name="P32" style:family="paragraph" style:parent-style-name="Standard">
      <style:text-properties fo:font-size="9pt" style:font-size-asian="9pt" style:font-size-complex="9pt"/>
    </style:style>
    <style:style style:name="P33" style:family="paragraph" style:parent-style-name="Standard">
      <style:text-properties fo:font-size="10pt" style:font-size-asian="10pt" style:font-size-complex="10pt"/>
    </style:style>
    <style:style style:name="P34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4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style:font-name="Arial" officeooo:rsid="0016aab4" style:font-name-complex="Pyidaungsu"/>
    </style:style>
    <style:style style:name="T19" style:family="text">
      <style:text-properties officeooo:rsid="06fb2665"/>
    </style:style>
    <style:style style:name="T20" style:family="text">
      <style:text-properties officeooo:rsid="06fc0c77"/>
    </style:style>
    <style:style style:name="T21" style:family="text">
      <style:text-properties officeooo:rsid="070a934d"/>
    </style:style>
    <style:style style:name="T22" style:family="text">
      <style:text-properties style:font-name="Pyidaungsu" officeooo:rsid="0016aab4" style:font-name-complex="Pyidaungsu"/>
    </style:style>
    <style:style style:name="T23" style:family="text">
      <style:text-properties style:font-name="Pyidaungsu" officeooo:rsid="00124150" style:font-name-complex="Pyidaungsu"/>
    </style:style>
    <style:style style:name="T24" style:family="text">
      <style:text-properties style:font-name="Pyidaungsu" officeooo:rsid="082938f6" style:font-name-complex="Pyidaungsu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-complex="Arial"/>
    </style:style>
    <style:style style:name="T29" style:family="text">
      <style:text-properties style:font-name-complex="Lohit Devanagari"/>
    </style:style>
    <style:style style:name="T30" style:family="text">
      <style:text-properties style:font-name="Pyidaungsu" officeooo:rsid="0016aab4" style:font-name-complex="Pyidaungsu"/>
    </style:style>
    <style:style style:name="T31" style:family="text">
      <style:text-properties style:font-name="Pyidaungsu" officeooo:rsid="082938f6" style:font-name-complex="Pyidaungsu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4"><text:a xlink:type="simple" xlink:href="py3o://with=%22r=obj%22" text:style-name="Internet_20_link" text:visited-style-name="Visited_20_Internet_20_Link"><text:span text:style-name="T1">with="r=obj"</text:span></text:a></text:p>
      <text:p text:style-name="P2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27"><text:a xlink:type="simple" xlink:href="py3o://with=%22o=e_obj%22" text:style-name="Internet_20_link" text:visited-style-name="Visited_20_Internet_20_Link"><text:span text:style-name="T6">with="o=e_obj"</text:span></text:a></text:p>
      <text:p text:style-name="P3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57">လစာဝင်ငွေခွန်နုတ်ယူပေးသွင်းခြင်းဆိုင်ရာ အထောက်အထား လက်မှတ်</text:p>
            <text:p text:style-name="P56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14">လစာဝင်ငွေခွန်နုတ်ယူခြင်းခံရသူ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21"><draw:line text:anchor-type="paragraph" draw:z-index="14" draw:name="Shape3_20" draw:style-name="gr1" draw:text-style-name="P78" svg:x1="0.9028in" svg:y1="0.1827in" svg:x2="3.3799in" svg:y2="0.1728in"><text:p/></draw:line><text:span text:style-name="T25">ဝန်ထမ်းအမည် <text:s text:c="2"/></text:span><text:span text:style-name="T25"><text:user-field-get text:name="py3o.o.name">name</text:user-field-get></text:span></text:p>
            <text:p text:style-name="P21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1"><draw:line text:anchor-type="paragraph" draw:z-index="15" draw:name="Shape3_24" draw:style-name="gr1" draw:text-style-name="P78" svg:x1="1.8528in" svg:y1="0.1791in" svg:x2="3.8083in" svg:y2="0.1791in"><text:p/></draw:line><text:span text:style-name="T25">ကုမ္ပဏီ/ဌာန/အဖွဲ့အစည်းအမည် <text:s/></text:span><text:span text:style-name="T25"><text:user-field-get text:name="py3o.o.company_id.name">company_name</text:user-field-get></text:span></text:p>
            <text:p text:style-name="P21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21"><draw:line text:anchor-type="paragraph" draw:z-index="17" draw:name="Shape3_26" draw:style-name="gr1" draw:text-style-name="P78" svg:x1="0.9382in" svg:y1="0.2016in" svg:x2="3.4154in" svg:y2="0.1917in"><text:p/></draw:line><text:span text:style-name="T25">ရာထူး/တာဝန် <text:s text:c="3"/></text:span><text:span text:style-name="T25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21"><draw:line text:anchor-type="paragraph" draw:z-index="18" draw:name="Shape3_27" draw:style-name="gr1" draw:text-style-name="P78" svg:x1="1.9791in" svg:y1="0.1803in" svg:x2="3.3917in" svg:y2="0.1756in"><text:p/></draw:line><text:span text:style-name="T25">နိင်ငံသားစိစစ်ရေးကတ်ပြားအမှတ် </text:span><text:span text:style-name="T25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1"><draw:line text:anchor-type="paragraph" draw:z-index="19" draw:name="Shape3_28" draw:style-name="gr1" draw:text-style-name="P78" svg:x1="2.0154in" svg:y1="0.1756in" svg:x2="3.8437in" svg:y2="0.1756in"><text:p/></draw:line><text:span text:style-name="T25">အခွန်ထမ်းမှတ်ပုံတင်အမှတ် (TIN) <text:s/></text:span><text:span text:style-name="T26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1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3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24"/>
          </table:table-cell>
        </table:table-row>
        <table:table-row table:style-name="TableLine2054694966768">
          <table:table-cell table:style-name="Table1.A1" office:value-type="string">
            <text:p text:style-name="P11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3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1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43632">
          <table:table-cell table:style-name="Table5.A1" office:value-type="string">
            <text:p text:style-name="P45">စဥ်</text:p>
          </table:table-cell>
          <table:table-cell table:style-name="Table5.A1" office:value-type="string">
            <text:p text:style-name="P45">လအမည်</text:p>
          </table:table-cell>
          <table:table-cell table:style-name="Table5.A1" office:value-type="string">
            <text:p text:style-name="P45">ရရှိသည့် လစာဝင်ငွေ</text:p>
            <text:p text:style-name="P45"><text:s/>စုစုပေါင်း (ကျပ်)</text:p>
          </table:table-cell>
          <table:table-cell table:style-name="Table5.A1" office:value-type="string">
            <text:p text:style-name="P45">ပေးဆောင်သည့် </text:p>
            <text:p text:style-name="P45">အခွန်(ကျပ်)</text:p>
          </table:table-cell>
          <table:table-cell table:style-name="Table5.A1" office:value-type="string">
            <text:p text:style-name="P45">အခွန်ပေးသွင်းမှု</text:p>
            <text:p text:style-name="P45">အထောက်အထား</text:p>
            <text:p text:style-name="P45">အမှတ်</text:p>
          </table:table-cell>
          <table:table-cell table:style-name="Table5.F1" office:value-type="string">
            <text:p text:style-name="P45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5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69"><text:text-input text:description="py3o://function=&quot;r.number_list(i)&quot;">sr</text:text-input></text:p>
          </table:table-cell>
          <table:table-cell table:style-name="Table3.A2" office:value-type="string">
            <text:p text:style-name="P51"><text:text-input text:description="py3o://function=&quot;r.month_list(i, r.month)&quot;">month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4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6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1">စုစုပေါင်း</text:p>
          </table:table-cell>
          <table:covered-table-cell/>
          <table:table-cell table:style-name="Table3.A4" office:value-type="string">
            <text:p text:style-name="P71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1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6"/>
          </table:table-cell>
          <table:table-cell table:style-name="Table3.A1" office:value-type="string">
            <text:p text:style-name="P5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1" office:value-type="string">
            <text:p text:style-name="P44">အထက်ပါ အချက်အလက်များ မှန်ကန်ပါသည်။</text:p>
            <text:p text:style-name="P32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49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3">= </text:span><text:span text:style-name="T24"><text:s text:c="8"/></text:span><text:span text:style-name="T23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3"><text:s/></text:span><text:span text:style-name="T24"><text:s text:c="11"/></text:span><text:span text:style-name="T24"><text:s text:c="3"/></text:span><text:span text:style-name="T22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58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36">(ခ) ခံစားခွင့်ရှိသည့် အတူနေမိဘ <text:span text:style-name="T22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2"><text:s text:c="2"/>)</text:span><text:span text:style-name="T19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2304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34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0"><text:s text:c="10"/></text:span>မရှိ။</text:p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6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20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35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36">(ဃ) ခံစားခွင့်ရှိသည့် သား/သမီး <text:span text:style-name="T22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2"><text:s text:c="4"/>) </text:span><text:span text:style-name="T19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41">(င) ဝန်ထမ်းနှင့် အိမ်ထောင်ဖက်အတွက် အသက်အာမခံပရီမီယံ </text:p>
            <text:p text:style-name="P40"><draw:line text:anchor-type="paragraph" draw:z-index="13" draw:name="Shape3_23" draw:style-name="gr1" draw:text-style-name="P78" svg:x1="1.0654in" svg:y1="0.1965in" svg:x2="2.7134in" svg:y2="0.1945in"><text:p/></draw:line><text:span text:style-name="T22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8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3" office:value-type="string">
            <text:p text:style-name="P6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64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4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5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4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39">(စ) လူမှုဖူလုံရေး ရန်ပုံငွေသို့ ပေးသွင်းရန်<text:span text:style-name="T15">နုတ်ယူခြင်းခံရသည့်</text:span></text:p>
            <text:p text:style-name="P39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4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21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16"/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1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8"><text:soft-page-break/><text:span text:style-name="T28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5">၃။ <text:span text:style-name="T27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20">၄။ <text:span text:style-name="T27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9">၅။ <text:span text:style-name="T27">လက်မှတ်တို</text:span> စာတိုင်နှင့် <text:span text:style-name="T27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13"><text:span text:style-name="T27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9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8"/>
      <text:p text:style-name="P2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48M9S</meta:editing-duration>
    <meta:editing-cycles>1158</meta:editing-cycles>
    <dc:date>2022-12-08T11:07:26.150000000</dc:date>
    <meta:document-statistic meta:table-count="8" meta:image-count="0" meta:object-count="0" meta:page-count="3" meta:paragraph-count="85" meta:word-count="337" meta:character-count="2550" meta:non-whitespace-character-count="2118"/>
  </office:meta>
</office:document-meta>
</file>